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ato1" svg:font-family="Lato" style:font-pitch="variable"/>
    <style:font-face style:name="Lato" svg:font-family="Lato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4acf35" officeooo:paragraph-rsid="004acf35" fo:background-color="transparent" style:font-weight-asian="normal" style:font-weight-complex="normal"/>
    </style:style>
    <style:style style:name="P2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52a7fb" officeooo:paragraph-rsid="0052a7fb" fo:background-color="transparent" style:font-weight-asian="normal" style:font-weight-complex="normal"/>
    </style:style>
    <style:style style:name="P3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4ba95d" officeooo:paragraph-rsid="004acf35" fo:background-color="transparent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ac32f4" officeooo:paragraph-rsid="00ac32f4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ac32f4" officeooo:paragraph-rsid="00b0fe20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b2d039" officeooo:paragraph-rsid="008e6685" fo:background-color="transparent" style:font-weight-asian="normal" style:font-weight-complex="normal"/>
    </style:style>
    <style:style style:name="P7" style:family="paragraph" style:parent-style-name="Title">
      <style:text-properties fo:font-size="18pt" style:font-size-asian="18pt" style:font-size-complex="18pt"/>
    </style:style>
    <style:style style:name="P8" style:family="paragraph" style:parent-style-name="Heading_20_1">
      <style:text-properties style:text-underline-style="none"/>
    </style:style>
    <style:style style:name="P9" style:family="paragraph" style:parent-style-name="Standard" style:list-style-name="L1">
      <style:paragraph-properties fo:text-align="justify" style:justify-single-word="false" style:vertical-align="middle">
        <style:tab-stops/>
      </style:paragraph-properties>
      <style:text-properties fo:font-weight="bold" officeooo:rsid="0080e683" officeooo:paragraph-rsid="0080e683" fo:background-color="transparent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 style:vertical-align="middle">
        <style:tab-stops/>
      </style:paragraph-properties>
      <style:text-properties fo:font-weight="bold" officeooo:rsid="00951ea7" officeooo:paragraph-rsid="00951ea7" fo:background-color="transparent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 style:vertical-align="middle">
        <style:tab-stops/>
      </style:paragraph-properties>
      <style:text-properties fo:font-weight="bold" officeooo:rsid="00ac32f4" officeooo:paragraph-rsid="00ac32f4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 style:vertical-align="middle">
        <style:tab-stops/>
      </style:paragraph-properties>
      <style:text-properties fo:font-weight="normal" officeooo:rsid="00c09d59" officeooo:paragraph-rsid="00c09d59" fo:background-color="transparent" style:font-weight-asian="normal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color="#000000" loext:opacity="100%" style:font-name="Lato1" fo:font-size="14pt" fo:font-weight="bold" officeooo:rsid="00a9b516" style:font-size-asian="14pt" style:font-weight-asian="bold" style:font-size-complex="14pt" style:font-weight-complex="bold"/>
    </style:style>
    <style:style style:name="T2" style:family="text">
      <style:text-properties fo:color="#000000" loext:opacity="100%" style:font-name="Lato1" fo:font-size="14pt" fo:font-weight="bold" officeooo:rsid="001e7061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ato1" fo:font-size="14pt" fo:font-weight="bold" officeooo:rsid="00564b42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ato1" fo:font-size="14pt" fo:font-weight="bold" officeooo:rsid="0062be6b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ato1" fo:font-size="14pt" fo:font-weight="bold" officeooo:rsid="00b7c58c" style:font-size-asian="14pt" style:font-weight-asian="bold" style:font-size-complex="14pt" style:font-weight-complex="bold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564b42"/>
    </style:style>
    <style:style style:name="T8" style:family="text">
      <style:text-properties officeooo:rsid="007c4497"/>
    </style:style>
    <style:style style:name="T9" style:family="text">
      <style:text-properties officeooo:rsid="007eff14"/>
    </style:style>
    <style:style style:name="T10" style:family="text">
      <style:text-properties style:font-name="Lato1" fo:font-weight="bold" officeooo:rsid="0080e683" style:font-name-asian="Droid Sans" style:font-weight-asian="bold" style:font-name-complex="Lohit Hindi" style:font-weight-complex="bold"/>
    </style:style>
    <style:style style:name="T11" style:family="text">
      <style:text-properties style:font-name="Lato1" fo:font-weight="bold" officeooo:rsid="00b508b9" style:font-name-asian="Droid Sans" style:font-weight-asian="bold" style:font-name-complex="Lohit Hindi" style:font-weight-complex="bold"/>
    </style:style>
    <style:style style:name="T12" style:family="text">
      <style:text-properties style:font-name="Lato1" fo:font-weight="bold" officeooo:rsid="00b54f70" style:font-name-asian="Droid Sans" style:font-weight-asian="bold" style:font-name-complex="Lohit Hindi" style:font-weight-complex="bold"/>
    </style:style>
    <style:style style:name="T13" style:family="text">
      <style:text-properties officeooo:rsid="0080e683"/>
    </style:style>
    <style:style style:name="T14" style:family="text">
      <style:text-properties officeooo:rsid="008869e9"/>
    </style:style>
    <style:style style:name="T15" style:family="text">
      <style:text-properties officeooo:rsid="008bc1bb"/>
    </style:style>
    <style:style style:name="T16" style:family="text">
      <style:text-properties officeooo:rsid="00ac32f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adf154"/>
    </style:style>
    <style:style style:name="T19" style:family="text">
      <style:text-properties officeooo:rsid="00af03b1"/>
    </style:style>
    <style:style style:name="T20" style:family="text">
      <style:text-properties officeooo:rsid="00b0fe20"/>
    </style:style>
    <style:style style:name="T21" style:family="text">
      <style:text-properties officeooo:rsid="00b2fd3d"/>
    </style:style>
    <style:style style:name="T22" style:family="text">
      <style:text-properties officeooo:rsid="00b7c58c"/>
    </style:style>
    <style:style style:name="T23" style:family="text">
      <style:text-properties style:font-name="Courier New"/>
    </style:style>
    <style:style style:name="T24" style:family="text">
      <style:text-properties style:font-name="Courier New" officeooo:rsid="00b7c58c"/>
    </style:style>
    <style:style style:name="T25" style:family="text">
      <style:text-properties style:font-name="Courier New" officeooo:rsid="00b0fe20"/>
    </style:style>
    <style:style style:name="T26" style:family="text">
      <style:text-properties style:font-name="Courier New" officeooo:rsid="00b2fd3d"/>
    </style:style>
    <style:style style:name="T27" style:family="text">
      <style:text-properties officeooo:rsid="00c09d59"/>
    </style:style>
    <style:style style:name="T28" style:family="text">
      <style:text-properties officeooo:rsid="00c212e3"/>
    </style:style>
    <style:style style:name="T29" style:family="text">
      <style:text-properties officeooo:rsid="00c246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7"><text:span text:style-name="T10">A</text:span><text:span text:style-name="T9">ssignment </text:span><text:span text:style-name="T27">2</text:span><text:span text:style-name="T15">: </text:span><text:span text:style-name="T27">Command line</text:span></text:p>
      <text:list xml:id="list419961373" text:style-name="L1">
        <text:list-item>
          <text:p text:style-name="P9">All questions are of equal value. </text:p>
        </text:list-item>
        <text:list-item>
          <text:p text:style-name="P10"><text:span text:style-name="T16">This is about </text:span><text:span text:style-name="T28">the command line</text:span>.</text:p>
        </text:list-item>
        <text:list-item>
          <text:p text:style-name="P11">Return your answer as a <text:span text:style-name="T28">pdf file</text:span>). </text:p>
        </text:list-item>
      </text:list>
      <text:p text:style-name="P1"/>
      <text:p text:style-name="P2"><text:span text:style-name="T7">Due: <text:tab/><text:tab/></text:span><text:span text:style-name="T18">Monday</text:span><text:span text:style-name="T13"> </text:span><text:span text:style-name="T19">Feb </text:span><text:span text:style-name="T16">1</text:span><text:span text:style-name="T18">5</text:span><text:span text:style-name="T13">, </text:span><text:span text:style-name="T7">202</text:span><text:span text:style-name="T22">2</text:span><text:span text:style-name="T8"> </text:span><text:span text:style-name="T14">at midnight.</text:span></text:p>
      <text:p text:style-name="P2"/>
      <text:p text:style-name="P2"><draw:line text:anchor-type="paragraph" draw:z-index="0" draw:name="Shape1" draw:style-name="gr1" draw:text-style-name="P13" svg:x1="0.088cm" svg:y1="0.365cm" svg:x2="17.453cm" svg:y2="0.39cm"><text:p/></draw:line></text:p>
      <text:p text:style-name="P3"/>
      <text:p text:style-name="P5"><text:span text:style-name="T17">How to return the assignment: </text:span>Deposit <text:span text:style-name="T21">one single </text:span>.<text:span text:style-name="T23">ipynb</text:span> file in <text:span text:style-name="T22">GitHub</text:span> – <text:span text:style-name="T21">all of the questions can be answered using </text:span><text:span text:style-name="T22">one</text:span><text:span text:style-name="T21"> file.</text:span> It should be named the following way: y<text:span text:style-name="T23">our_last_name_A</text:span><text:span text:style-name="T24">3</text:span><text:span text:style-name="T23">.ipynb</text:span>. For example: <text:span text:style-name="T23">Dion_A</text:span><text:span text:style-name="T24">3</text:span><text:span text:style-name="T23">.ipynb</text:span>. <text:s/><text:span text:style-name="T20">In addition to the </text:span><text:span text:style-name="T25">.ipynb</text:span><text:span text:style-name="T20"> file, provide </text:span><text:span text:style-name="T21">also </text:span><text:span text:style-name="T20">the plots separately </text:span><text:span text:style-name="T21">for the tasks below </text:span><text:span text:style-name="T22">in both </text:span><text:span text:style-name="T26">png</text:span><text:span text:style-name="T21"> </text:span><text:span text:style-name="T22">and</text:span><text:span text:style-name="T21"> </text:span><text:span text:style-name="T26">svg</text:span><text:span text:style-name="T21"> format</text:span><text:span text:style-name="T22">s</text:span><text:span text:style-name="T20">. They must be of high quality as discussed during the lectures. </text:span><text:span text:style-name="T22">You can use the example code from the lectures and tune it to your liking. For example, for more colour schemes check ColorBrewer.</text:span></text:p>
      <text:p text:style-name="P4"/>
      <text:p text:style-name="P12">The Module Practical Matters in the online lecture notes has “Test your skills: Command <text:span text:style-name="T29">line</text:span>” as its last section. It has 10 tasks. </text:p>
      <text:p text:style-name="P12"/>
      <text:p text:style-name="P12">Task: Number the 10 tasks &amp; copy-paste the questions. Answer the questions.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ato1" svg:font-family="Lato" style:font-pitch="variable"/>
    <style:font-face style:name="Lato" svg:font-family="Lato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ato" fo:font-family="Lato" style:font-style-name="Bold" style:font-pitch="variable"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justify" style:justify-single-word="false"/>
      <style:text-properties style:font-name="Lato1" fo:font-family="Lato" style:font-pitch="variable" fo:font-size="20pt" fo:font-weight="bold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ato" fo:font-family="Lato" style:font-style-name="Bold" style:font-pitch="variable"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ato" fo:font-family="Lato" style:font-style-name="Bold" style:font-pitch="variable"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style:text-underline-style="none"/>
    </style:style>
    <style:style style:name="MT1" style:family="text">
      <style:text-properties fo:color="#000000" loext:opacity="100%" style:font-name="Lato1" fo:font-size="14pt" fo:font-weight="bold" officeooo:rsid="00a9b516" style:font-size-asian="14pt" style:font-weight-asian="bold" style:font-size-complex="14pt" style:font-weight-complex="bold"/>
    </style:style>
    <style:style style:name="MT2" style:family="text">
      <style:text-properties fo:color="#000000" loext:opacity="100%" style:font-name="Lato1" fo:font-size="14pt" fo:font-weight="bold" officeooo:rsid="001e7061" style:font-size-asian="14pt" style:font-weight-asian="bold" style:font-size-complex="14pt" style:font-weight-complex="bold"/>
    </style:style>
    <style:style style:name="MT3" style:family="text">
      <style:text-properties fo:color="#000000" loext:opacity="100%" style:font-name="Lato1" fo:font-size="14pt" fo:font-weight="bold" officeooo:rsid="00564b42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Lato1" fo:font-size="14pt" fo:font-weight="bold" officeooo:rsid="0062be6b" style:font-size-asian="14pt" style:font-weight-asian="bold" style:font-size-complex="14pt" style:font-weight-complex="bold"/>
    </style:style>
    <style:style style:name="MT5" style:family="text">
      <style:text-properties fo:color="#000000" loext:opacity="100%" style:font-name="Lato1" fo:font-size="14pt" fo:font-weight="bold" officeooo:rsid="00b7c58c" style:font-size-asian="14pt" style:font-weight-asian="bold" style:font-size-complex="14pt" style:font-weight-complex="bold"/>
    </style:style>
    <style:style style:name="M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cm" fo:background-color="transparent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SciComp9502B</text:span><text:span text:style-name="MT2"> </text:span><text:span text:style-name="MT3">winter 20</text:span><text:span text:style-name="MT4">2</text:span><text:span text:style-name="MT5">2</text:span><text:span text:style-name="MT6"> <text:s text:c="7"/></text:span></text:h>
      </style:header>
      <style:footer>
        <text:p text:style-name="Footer"><text:tab/><text:tab/>Page: <text:page-number text:select-page="current">1</text:page-number>/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ko </meta:initial-creator>
    <meta:creation-date>2012-09-08T13:00:51</meta:creation-date>
    <meta:generator>LibreOffice/7.0.4.2$Linux_X86_64 LibreOffice_project/dcf040e67528d9187c66b2379df5ea4407429775</meta:generator>
    <dc:date>2022-01-20T20:59:06.804543241</dc:date>
    <meta:editing-duration>P2DT11H7M33S</meta:editing-duration>
    <meta:editing-cycles>173</meta:editing-cycles>
    <meta:document-statistic meta:table-count="0" meta:image-count="0" meta:object-count="0" meta:page-count="1" meta:paragraph-count="10" meta:word-count="161" meta:character-count="945" meta:non-whitespace-character-count="779"/>
  </office:meta>
</office:document-meta>
</file>